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/>
    <style:font-face style:name="OpenSymbol2" svg:font-family="OpenSymbol, 'Arial Unicode MS'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7.62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7.62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0a82db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9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0a82db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6.35cm"/>
        </style:tab-stops>
      </style:paragraph-properties>
      <style:text-properties style:font-name="Arial" fo:font-size="11pt" fo:language="es" fo:country="ES" style:font-size-asian="11pt" style:font-size-complex="11pt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language="es" fo:country="ES" style:font-size-asian="11pt" style:font-size-complex="11pt"/>
    </style:style>
    <style:style style:name="P13" style:family="paragraph" style:parent-style-name="Standard" style:list-style-name="WW8Num1">
      <style:text-properties style:font-name="Arial" fo:font-size="11pt" fo:language="es" fo:country="ES" style:font-size-asian="11pt" style:font-size-complex="11pt"/>
    </style:style>
    <style:style style:name="P14" style:family="paragraph" style:parent-style-name="Standard" style:list-style-name="WW8Num1">
      <style:text-properties style:font-name="Arial" fo:font-size="11pt" fo:language="es" fo:country="ES" officeooo:paragraph-rsid="000a82db" style:font-size-asian="11pt" style:font-size-complex="11pt"/>
    </style:style>
    <style:style style:name="P15" style:family="paragraph" style:parent-style-name="Standard" style:list-style-name="WW8Num3">
      <style:paragraph-properties>
        <style:tab-stops>
          <style:tab-stop style:position="6.35cm"/>
        </style:tab-stops>
      </style:paragraph-properties>
      <style:text-properties style:font-name="Arial" fo:font-size="11pt" fo:language="es" fo:country="ES" style:font-size-asian="11pt" style:font-size-complex="11pt"/>
    </style:style>
    <style:style style:name="P16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>
        <style:tab-stops>
          <style:tab-stop style:position="7.62cm"/>
        </style:tab-stops>
      </style:paragraph-properties>
    </style:style>
    <style:style style:name="P17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>
        <style:tab-stops>
          <style:tab-stop style:position="7.62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P18" style:family="paragraph" style:parent-style-name="Standard" style:list-style-name="WW8Num1">
      <style:paragraph-properties fo:margin-left="0cm" fo:margin-right="0cm" fo:text-align="justify" style:justify-single-word="false" fo:text-indent="0cm" style:auto-text-indent="false">
        <style:tab-stops>
          <style:tab-stop style:position="7.62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0a82db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Arial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Arial" fo:font-size="11pt" fo:language="es" fo:country="ES" fo:font-style="normal" style:text-underline-style="none" fo:font-weight="normal" officeooo:rsid="0008dc81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" style:family="text">
      <style:text-properties officeooo:rsid="000a82db"/>
    </style:style>
    <style:style style:name="T6" style:family="text">
      <style:text-properties officeooo:rsid="000b40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list xml:id="list3190989327" text:style-name="WW8Num1">
        <text:list-item>
          <text:p text:style-name="P14"><text:s/><text:span text:style-name="T5">Lanzar el script de creación de tablas que tienes en ikas dentro de la carpeta Tareas_a_realizar_2.</text:span></text:p>
          <text:p text:style-name="P14"/>
        </text:list-item>
        <text:list-item>
          <text:p text:style-name="P14">C<text:span text:style-name="T4">rea una tabla denominada ERRORES, que contendrá 3 columnas:</text:span></text:p>
        </text:list-item>
      </text:list>
      <text:list xml:id="list934213589" text:style-name="L1">
        <text:list-item>
          <text:p text:style-name="P16"><text:span text:style-name="T2">id, numérico de tres posiciones, </text:span><text:span text:style-name="T3">autoincremental</text:span><text:span text:style-name="T2">. Además esta columna identificará los elementos de la tabla.</text:span></text:p>
        </text:list-item>
        <text:list-item>
          <text:p text:style-name="P17">numero, numérico de <text:span text:style-name="T6">cuatro</text:span> posiciones, que contendrá el código del empleado erróneo</text:p>
        </text:list-item>
        <text:list-item>
          <text:p text:style-name="P17">descripcion varchar2(60)</text:p>
        </text:list-item>
      </text:list>
      <text:p text:style-name="P7"/>
      <text:p text:style-name="P9"/>
      <text:list xml:id="list91903409352635" text:continue-list="list3190989327" text:style-name="WW8Num1">
        <text:list-item>
          <text:p text:style-name="P13">Genera un procedimiento, llamado <text:span text:style-name="T1">aumentar_salario</text:span>, <text:s/>al que se le pasen dos parámetros (un nº de empleado y el aumento del salario) que incremente el salario del empleado en cuestión, pero:</text:p>
        </text:list-item>
      </text:list>
      <text:list xml:id="list4179667320" text:style-name="WW8Num3">
        <text:list-item>
          <text:p text:style-name="P15">Si no existe el empleado, meter en la tabla de ERRORES, creada en el apartado anterior, el nº del empleado y el mensaje de no encontrado.</text:p>
        </text:list-item>
        <text:list-item>
          <text:p text:style-name="P15">Si no tiene salario, meter en la tabla de errores el nº del empleado y el mensaje de salario nulo, y además visualizar ambos datos por pantalla.</text:p>
        </text:list-item>
      </text:list>
      <text:p text:style-name="P11"/>
      <text:p text:style-name="P10"/>
      <text:list xml:id="list91903064940132" text:continue-list="list91903409352635" text:style-name="WW8Num1">
        <text:list-item>
          <text:p text:style-name="P18"><text:s/><text:span text:style-name="T5">Realiza los siguientes pasos para ejecutar tu procedimiento:</text:span></text:p>
        </text:list-item>
      </text:list>
      <text:p text:style-name="P8">Select * from emple;</text:p>
      <text:p text:style-name="P8"/>
      <text:p text:style-name="P8">EXECUTE aumentar_salario(7839,100);</text:p>
      <text:p text:style-name="P8">Select * from errores;</text:p>
      <text:p text:style-name="P8">Select * from emple</text:p>
      <text:p text:style-name="P8">where EMP_NO=7839;</text:p>
      <text:p text:style-name="P8"/>
      <text:p text:style-name="P8">EXECUTE aumentar_salario(2222,1);</text:p>
      <text:p text:style-name="P8">Select * from errores;</text:p>
      <text:p text:style-name="P8"/>
      <text:p text:style-name="P8">EXECUTE aumentar_salario(1111,100);</text:p>
      <text:p text:style-name="P8">Select * from errores;</text:p>
      <text:p text:style-name="P8"/>
      <text:p text:style-name="P8">EXECUTE aumentar_salario(6666,100);</text:p>
      <text:p text:style-name="P8">Select * from errores;</text:p>
      <text:p text:style-name="P8"/>
      <text:p text:style-name="P8">EXECUTE aumentar_salario(7934,100);</text:p>
      <text:p text:style-name="P8">Select * from errores;</text:p>
      <text:p text:style-name="P8">Select * from emple</text:p>
      <text:p text:style-name="P8">where EMP_NO=7934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/>
    <style:font-face style:name="OpenSymbol2" svg:font-family="OpenSymbol, 'Arial Unicode MS'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Zeichenforma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3-05-23T08:22:50.21</meta:creation-date>
    <meta:editing-cycles>16</meta:editing-cycles>
    <meta:editing-duration>PT1H42M11S</meta:editing-duration>
    <meta:initial-creator>B I-I</meta:initial-creator>
    <dc:date>2018-03-09T08:53:08.011116671</dc:date>
    <meta:document-statistic meta:table-count="1" meta:image-count="1" meta:object-count="0" meta:page-count="1" meta:paragraph-count="28" meta:word-count="208" meta:character-count="1507" meta:non-whitespace-character-count="1204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3-05-23T08:22:49.450000000"/>
  </office:meta>
</office:document-meta>
</file>